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wareAspectJAutoProxyCreator.isEligibleAspectBean( String bea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AwareAspectJAutoProxyCreator.setAspectJAdvisorFactory( AspectJAdvisorFactory aspectJAdvis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AwareAspectJAutoProxyCreator.setIncludePatterns( List &lt; String &gt;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AspectJAdvisorsBuilderAdapter.isEligibleBea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AspectJAdvisorsBuilderAdapter.BeanFactoryAspectJAdvisorsBuilderAdapter( ListableBeanFactory beanFactory , AspectJAdvisorFactory advis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wareAspectJAutoProxyCreator.isInfrastructureClass( Class &lt; ? &gt; 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AwareAspectJAutoProxyCreator.initBeanFactory( ConfigurableListable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wareAspectJAutoProxyCreator.findCandidateAdvi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